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突然に失礼する。　館長に挨拶し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や、この時期に新入り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ゃ何も連絡受けてないんだけどね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ここの館長ならあたしだよ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！　すっごい美人さ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ずは自己紹介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俺は熾天少女一行の戦闘指揮を執る
早乙女恋熊とい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常夏公子、通称はむこ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力が欲しい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春風たまです。　お会いできて光栄です。</text:p>
          </table:table-cell>
          <table:table-cell table:style-name="ce0" office:value-type="string">
            <text:p>Map12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rukaze, Tama. Honored to make your
acquaintance.</text:p>
          </table:table-cell>
          <table:table-cell table:number-columns-repeated="1020"/>
        </table:table-row>
        <table:table-row>
          <table:table-cell table:style-name="ce0" office:value-type="string">
            <text:p>ともっちこと、秋空巴！　真正のツインテール
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桐生織姫です・・・！　よ、よろしくお願い
し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ゃここの館長やってるポーライゼン。
普通に館長って呼んでオッケーだから、
よろしく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って、あ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少女一行・・・とか言っ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かにも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は、復活した煉絶の姫君を再び討伐する
ために異世界からやって来た者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天の使いの力を授かり、次代の熾天少女として
旅をし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天の使いの力に関する研究を行っていると
聞き、カルーナ姫の紹介でここを訪ね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そ！　ほんとに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に熾天少女なの君たち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ガンガンやっつけて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宮にて先代の熾天少女から勅命を
受け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物だよー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お！！　ついに、ついに本物の熾力の
器が現れようとは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研究が一気に進むよ！　間違いな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この館は応接室的な場所が無いから
ここで立ち話になっちゃうけど、ごめん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？　で？　早速だけど熾力ってのを見せて
もらえないかな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力・・・とは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、ごめんね！　熾力（しりょく）ってのは
天の使いの力の俗称だ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長いでしょ？　いちいち天の使いの～とか
言う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はみんな熾力って言ってるの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るほど、理にかなっ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さっきの話な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力を見せるって、具体的にどうやれば
いいん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こう・・・ドドドドド！って出せない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ろう、形として出すのはできな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と戦ってる最中に無意識に使ってると
言うか、使ってる自覚が無いと言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目に見える形で見せることは難しいら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う・・・それは残念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館長、ジクロフリジウムの抽出作業が
終わり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お客様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う、ご苦労さー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れは助手のルミィ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、こちらさん方は何と！　次代の熾天少女
ご一行様だよ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ろし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ろしくお願い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反応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はは・・・無愛想だけど悪い娘じゃない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いたいいつもあんな感じなんだよ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話は戻るんだけどさ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君たちはあたしらの熾力研究に協力して
くれるってことでいい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知っての通り、煉絶の姫君や魔物の討伐には
熾力が不可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が我々にはまだ力が足り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の研究が実を結べば、熾力を増大する
ことが可能と推測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に協力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しゃーーー！！　ありがとーーーう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早速だけど、ひとつお願いしてもい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、何でしょ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君たち、悪いんだけど今から大陸東部へ
行って魔物を狩ってきてくれ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東部で・・・魔物狩り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というか、唐突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失礼ながら、熾力の研究との関連性が
不明だ。　説明を求め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、ちょっと言葉足らずだった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理由は2つある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1つは、研究資材として東部にいる魔物の体の
一部が欲しい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「がしゃこうべ」っていう強力な魔物でさ、そいつ
の牙が取れれば、熾力を増幅した時に制御
するための抑制剤を作れるかもしれないの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力ってのは強力で未知の力だから、確実に
制御するためにはそれなりのパワーが必要
なんだよ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同意する。</text:p>
          </table:table-cell>
          <table:table-cell table:style-name="ce0" office:value-type="string">
            <text:p>Map011, Map012
</text:p>
          </table:table-cell>
          <table:table-cell table:style-name="ce0"/>
          <table:table-cell table:style-name="ce0" office:value-type="string">
            <text:p>Agreed.</text:p>
          </table:table-cell>
          <table:table-cell table:number-columns-repeated="1020"/>
        </table:table-row>
        <table:table-row>
          <table:table-cell table:style-name="ce0" office:value-type="string">
            <text:p>強い力を振るうためには、その力を抑制する
別の力が必要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ーゆーこ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もう1つの理由はテスト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疑うわけじゃないけど、君たちが本当に熾力を
有した器なのか、まだ確証が持て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を狩って素材を持って帰ってくれば、
何よりの証明になる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っふーん！　試されてるわけ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おおおお！　燃えてきたよ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別にいいんじゃない？　出発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む。　了承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より大陸東部の魔物「がしゃこうべ」を
討伐し、その牙を持ち帰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、がしゃこうべというのは東部のどこに
いるの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・・・ごめん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詳しい居場所までは、あたしも分からない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か情報を集めて、探してくれ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まずは現地で聞きこみ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悪いけどそうしてくれる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東部へ行くには船に乗らないといけない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港町ザザーブは分か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、何度か訪れ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こで東部行きの船に乗って行って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向こうの港に着いたら公道を東へ行けば
村に入れるから、そこで情報収集すると
いいよ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、行き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港町ザザーブから東部行きの船に乗って、
がしゃこうべの牙を持って来て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成功すれば研究がググッと進んじゃうよ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戻った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目当ての品を持ってき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かえり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れどれ！　本当にがしゃこうべの牙かな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！　これ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おおお！！　これだよこれ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君たちグッジョブ！！　ありがとね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があれば、強力な熾力を制御するための
薬ができるんだ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～？　できる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牙が手に入ったことで、やっとこれから
研究や実験に踏みこむ段階だからさ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完成するって決まったわけじゃない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・・・そっか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も、これで少し研究が前進できたわけ
ですよ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そそ！　桐生ちゃんの言うとおりだ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事もポジティブに行かなきゃね、
ポジティブに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薬が完成する見込みはあるのか、
無い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るにはあるよ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それはあくまで
"熾力を制御するための力"に過ぎない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薬が完成した後には、さらに
"熾力を増幅する力"の研究も進めないと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は長そう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も、四天王クラスが動き始め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まり時間的余裕は無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らら、なに？　そんな面倒そうなのが
いる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参ったね～、敵さんも本気だ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いじゃ、あたしもちょっくら真剣に研究に
打ち込むから、悪いんだけど時間を
ちょうだい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し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と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ぐに成果を期待できるわけじゃなさそうだし、
これからどうす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絶の姫君本体を叩く前に、できる限り敵の
戦力を削っておきたいところ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というからには、あと3人いるはず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か、一人ずつ倒しておきた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は言っても、相手の居場所も分かんな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度城へ戻ろう。　研究の成果が出るまで
時間を要することと、敵勢力に四天王が存在
することを報告せねば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ね。　"しょー・ろん・ぽー"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ほう・れん・そう"でし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の成果が出るまでには、ちょっち時間
かかりそうだから、悪いんだけどそれまで
待ってくれる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、何か進展があるはずだよ、き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ー、いらっしゃい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の進み具合を聞きに来たよ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からどんな感じ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っめん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も全力ぎみで頑張ってるんだけど、
まだまだかかっちゃうかも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・・・そうです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念な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、「熾力を制御する研究」と「熾力を増幅
する研究」と言っ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ちらも進展なし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～ん、まったくナシってわけじゃない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安定して実用できる段階じゃないかも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力を制御するってことはさ、その力のしくみを
しっかり把握できてないと無理なわけじゃ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中途半端な理解のまま次のステップへ進めば、
必ずどこかに穴ができて、重大なミスへと
つながるから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基礎工事は時間をかけてキチンと
やっとかない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お！！　研究員っぽ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っこイイ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？　ほめたって何も出ないよ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考え方には賛成するが、この世界が危機に
直面しているというのも事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引き続き、迅速な研究を願い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くんもしっかりしてる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了解了解！　おねえさんも張り切っちゃう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失礼す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～、騎士団長さんもいらっしゃい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ポーライゼン館長、研究の進捗はどう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～ん、さっきこの子たちにも話したんだけどね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成果が出せる段階まで来てない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ふむ、そう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何しろ、これまでほとんど未知の力だった
　から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時間がかかるのは致し方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ところで、君たちに話があって来た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あった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。　先ほど城へ現れた第二のカラットの
　件について、ユーリャ教会にも報告を入れた
　ところなのだが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神官のほうからも、新たな情報を得ることが
　でき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いい知らせ？　悪い知らせ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悪い知らせではないだろう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神官には古い文献をあたってもらっていたが、
　どうやら興味深い記述を発見したら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なんでも、先代の熾天少女が煉絶の姫君
　カラットを討った際に、強力な仲間がいた
　とのことな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力な・・・仲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の私たちのように、熾天少女が何人も
いたということ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実は、詳しい話はまだ私も聞いてい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だが、どうやらそれは“人”ではないら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ならざる仲間！？　なにそれ！　なにそれ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興味深い話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。　ぜひ君たちにユーリャ教会まで
　来てもらい、ともに神官から情報を聞きたいと
　考えてい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分かった、向かお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蒼麗の歌姫などという新たな敵が現れた今、
少しでも戦力になる要素ならありが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私は先にユーリャ教会へ向かってい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準備ができ次第、教会の地下の図書室へ
　来てくれ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ー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話のとおりだ。　我々はこれからユーリャ教会へ
行ってく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いよ～！　こっちはこっちで引き続き
ガンバる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も結構必死こいて研究に没頭してるん
だけどね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えない？　だは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27T15:35:26+01:00</meta:creation-date>
    <dc:date>2019-10-27T15:35:2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